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row>
          <table:table-cell office:value-type="string">
            <text:p>Categories</text:p>
          </table:table-cell>
          <table:table-cell office:value-type="string">
            <text:p>Numbers</text:p>
          </table:table-cell>
        </table:table-row>
        <table:table-row>
          <table:table-cell office:value-type="string">
            <text:p>Registered</text:p>
          </table:table-cell>
          <table:table-cell office:value="49" office:value-type="float"/>
        </table:table-row>
        <table:table-row>
          <table:table-cell office:value-type="string">
            <text:p>Unregistered</text:p>
          </table:table-cell>
          <table:table-cell office:value="26" office:value-type="float"/>
        </table:table-row>
        <table:table-row>
          <table:table-cell office:value-type="string">
            <text:p>Unrecognized</text:p>
          </table:table-cell>
          <table:table-cell office:value="12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4-21T14:06:28.762980</meta:creation-date>
    <dc:date>2023-04-21T14:06:28.773551</dc:date>
    <meta:generator>http://pypi.python.org/pypi/ezodf/0.1.0$Python3.9.2 (default, Feb 28 2021, 17:03:44) 
[GCC 10.2.1 20210110]</meta:generator>
    <meta:document-statistic/>
    <meta:editing-cycles>1</meta:editing-cycles>
  </office:meta>
</office:document-meta>
</file>